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2in"/>
    </style:style>
    <style:style style:name="Table1.C" style:family="table-column">
      <style:table-column-properties style:column-width="2.4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rsid="0014f288" officeooo:paragraph-rsid="0014f288"/>
    </style:style>
    <style:style style:name="P2" style:family="paragraph" style:parent-style-name="Text_20_body">
      <style:text-properties officeooo:paragraph-rsid="0014f288"/>
    </style:style>
    <style:style style:name="P3" style:family="paragraph" style:parent-style-name="Text_20_body">
      <style:text-properties fo:font-weight="bold" officeooo:rsid="00154903" officeooo:paragraph-rsid="00154903" style:font-weight-asian="bold" style:font-weight-complex="bold"/>
    </style:style>
    <style:style style:name="P4" style:family="paragraph" style:parent-style-name="Text_20_body">
      <style:text-properties officeooo:paragraph-rsid="00154903"/>
    </style:style>
    <style:style style:name="P5" style:family="paragraph" style:parent-style-name="Text_20_body">
      <style:text-properties officeooo:rsid="00156c56" officeooo:paragraph-rsid="00156c56"/>
    </style:style>
    <style:style style:name="P6" style:family="paragraph" style:parent-style-name="Text_20_body">
      <style:text-properties style:font-name="Liberation Serif" officeooo:paragraph-rsid="00154903"/>
    </style:style>
    <style:style style:name="P7" style:family="paragraph" style:parent-style-name="Subtitle">
      <style:text-properties officeooo:rsid="0014f288" officeooo:paragraph-rsid="0014f288"/>
    </style:style>
    <style:style style:name="P8" style:family="paragraph" style:parent-style-name="Table_20_Contents">
      <style:text-properties officeooo:rsid="0014f288"/>
    </style:style>
    <style:style style:name="P9" style:family="paragraph" style:parent-style-name="Table_20_Contents">
      <style:text-properties officeooo:rsid="0014f288" officeooo:paragraph-rsid="0014f288"/>
    </style:style>
    <style:style style:name="P10" style:family="paragraph" style:parent-style-name="Table_20_Contents">
      <style:text-properties fo:font-weight="bold" officeooo:rsid="00154903" officeooo:paragraph-rsid="00154903" style:font-weight-asian="bold" style:font-weight-complex="bold"/>
    </style:style>
    <style:style style:name="P11" style:family="paragraph" style:parent-style-name="Table_20_Contents">
      <style:text-properties officeooo:rsid="00154903"/>
    </style:style>
    <style:style style:name="P12" style:family="paragraph" style:parent-style-name="Table_20_Contents">
      <style:text-properties officeooo:rsid="00154903" officeooo:paragraph-rsid="00154903"/>
    </style:style>
    <style:style style:name="P13" style:family="paragraph" style:parent-style-name="Table_20_Contents">
      <style:text-properties officeooo:rsid="00156c56" officeooo:paragraph-rsid="00156c56"/>
    </style:style>
    <style:style style:name="P14" style:family="paragraph" style:parent-style-name="Text_20_body">
      <style:text-properties fo:font-style="italic" fo:font-weight="normal" officeooo:rsid="00192690" officeooo:paragraph-rsid="00185725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style:font-name="Liberation Serif" fo:language="en" fo:country="US"/>
    </style:style>
    <style:style style:name="P16" style:family="paragraph" style:parent-style-name="Default">
      <style:text-properties style:font-name="Liberation Serif" fo:language="en" fo:country="US"/>
    </style:style>
    <style:style style:name="P17" style:family="paragraph" style:parent-style-name="Heading_20_1">
      <style:text-properties officeooo:rsid="00154903" officeooo:paragraph-rsid="00154903"/>
    </style:style>
    <style:style style:name="P18" style:family="paragraph" style:parent-style-name="Heading_20_1">
      <style:text-properties officeooo:rsid="00156c56" officeooo:paragraph-rsid="00156c56"/>
    </style:style>
    <style:style style:name="P19" style:family="paragraph" style:parent-style-name="Heading_20_1">
      <style:paragraph-properties fo:break-before="page"/>
      <style:text-properties officeooo:rsid="00154903" officeooo:paragraph-rsid="00154903"/>
    </style:style>
    <style:style style:name="T1" style:family="text">
      <style:text-properties officeooo:rsid="00154903"/>
    </style:style>
    <style:style style:name="T2" style:family="text">
      <style:text-properties officeooo:rsid="00156c56"/>
    </style:style>
    <style:style style:name="T3" style:family="text">
      <style:text-properties style:font-name="Liberation Serif" officeooo:rsid="00154903"/>
    </style:style>
    <style:style style:name="T4" style:family="text">
      <style:text-properties officeooo:rsid="00180d09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Cost Report</text:p>
      <text:p text:style-name="P7">Acme-Comics</text:p>
      <text:h text:style-name="P19" text:outline-level="1">Payroll costs</text:h>
      <text:p text:style-name="P14">Assuming a 14€/hr cost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Task</text:p>
          </table:table-cell>
          <table:table-cell table:style-name="Table1.A1" office:value-type="string">
            <text:p text:style-name="P10">Time spent</text:p>
          </table:table-cell>
          <table:table-cell table:style-name="Table1.C1" office:value-type="string">
            <text:p text:style-name="P10">Cost</text:p>
          </table:table-cell>
        </table:table-row>
        <table:table-row>
          <table:table-cell table:style-name="Table1.A2" office:value-type="string">
            <text:p text:style-name="P12">Conceptual model</text:p>
          </table:table-cell>
          <table:table-cell table:style-name="Table1.A2" office:value-type="string">
            <text:p text:style-name="P9">8</text:p>
          </table:table-cell>
          <table:table-cell table:style-name="Table1.C2" table:formula="ooow:&lt;B2&gt;*14" office:value-type="float" office:value="112">
            <text:p text:style-name="P8">112</text:p>
          </table:table-cell>
        </table:table-row>
        <table:table-row>
          <table:table-cell table:style-name="Table1.A2" office:value-type="string">
            <text:p text:style-name="P12">UML <text:span text:style-name="T4">m</text:span>odel</text:p>
          </table:table-cell>
          <table:table-cell table:style-name="Table1.A2" office:value-type="string">
            <text:p text:style-name="P9">1</text:p>
          </table:table-cell>
          <table:table-cell table:style-name="Table1.C3" office:value-type="string">
            <text:p text:style-name="P9">14</text:p>
          </table:table-cell>
        </table:table-row>
        <table:table-row>
          <table:table-cell table:style-name="Table1.A2" office:value-type="string">
            <text:p text:style-name="P12">Use case implementation</text:p>
          </table:table-cell>
          <table:table-cell table:style-name="Table1.A2" office:value-type="string">
            <text:p text:style-name="P12"><text:span text:style-name="T2">4</text:span>37</text:p>
          </table:table-cell>
          <table:table-cell table:style-name="Table1.C2" table:formula="ooow:&lt;B4&gt;*14" office:value-type="float" office:value="6118">
            <text:p text:style-name="P11">6118</text:p>
          </table:table-cell>
        </table:table-row>
        <table:table-row>
          <table:table-cell table:style-name="Table1.A2" office:value-type="string">
            <text:p text:style-name="P12">Unit test implementation</text:p>
          </table:table-cell>
          <table:table-cell table:style-name="Table1.A2" office:value-type="string">
            <text:p text:style-name="P12">12</text:p>
          </table:table-cell>
          <table:table-cell table:style-name="Table1.C2" table:formula="ooow:&lt;B5&gt;*14" office:value-type="float" office:value="168">
            <text:p text:style-name="P11">168</text:p>
          </table:table-cell>
        </table:table-row>
        <table:table-row>
          <table:table-cell table:style-name="Table1.A2" office:value-type="string">
            <text:p text:style-name="P12">Error fixing</text:p>
          </table:table-cell>
          <table:table-cell table:style-name="Table1.A2" office:value-type="string">
            <text:p text:style-name="P12">10</text:p>
          </table:table-cell>
          <table:table-cell table:style-name="Table1.C6" office:value-type="string">
            <text:p text:style-name="P12">140</text:p>
          </table:table-cell>
        </table:table-row>
        <table:table-row>
          <table:table-cell table:style-name="Table1.A2" office:value-type="string">
            <text:p text:style-name="P12">Acceptance tests</text:p>
          </table:table-cell>
          <table:table-cell table:style-name="Table1.A2" office:value-type="string">
            <text:p text:style-name="P12">7</text:p>
          </table:table-cell>
          <table:table-cell table:style-name="Table1.C2" table:formula="ooow:7*14" office:value-type="float" office:value="98">
            <text:p text:style-name="P12">98</text:p>
          </table:table-cell>
        </table:table-row>
        <table:table-row>
          <table:table-cell table:style-name="Table1.A2" office:value-type="string">
            <text:p text:style-name="P12">Performance tests</text:p>
          </table:table-cell>
          <table:table-cell table:style-name="Table1.A2" office:value-type="string">
            <text:p text:style-name="P12">9</text:p>
          </table:table-cell>
          <table:table-cell table:style-name="Table1.C2" table:formula="ooow:9*14" office:value-type="float" office:value="126">
            <text:p text:style-name="P12">126</text:p>
          </table:table-cell>
        </table:table-row>
        <table:table-row>
          <table:table-cell table:style-name="Table1.A2" office:value-type="string">
            <text:p text:style-name="P12">Final check</text:p>
          </table:table-cell>
          <table:table-cell table:style-name="Table1.A2" office:value-type="string">
            <text:p text:style-name="P12">5</text:p>
          </table:table-cell>
          <table:table-cell table:style-name="Table1.C2" table:formula="ooow:5*14" office:value-type="float" office:value="70">
            <text:p text:style-name="P12">70</text:p>
          </table:table-cell>
        </table:table-row>
        <table:table-row>
          <table:table-cell table:style-name="Table1.A2" office:value-type="string">
            <text:p text:style-name="P12">Other tasks</text:p>
          </table:table-cell>
          <table:table-cell table:style-name="Table1.A2" office:value-type="string">
            <text:p text:style-name="P12">5</text:p>
          </table:table-cell>
          <table:table-cell table:style-name="Table1.C2" office:value-type="float" office:value="70">
            <text:p text:style-name="P12">70</text:p>
          </table:table-cell>
        </table:table-row>
        <table:table-row>
          <table:table-cell table:style-name="Table1.A2" office:value-type="string">
            <text:p text:style-name="P10">TOTAL</text:p>
          </table:table-cell>
          <table:table-cell table:style-name="Table1.A2" office:value-type="string">
            <text:p text:style-name="P12"><text:span text:style-name="T2">4</text:span>94</text:p>
          </table:table-cell>
          <table:table-cell table:style-name="Table1.C2" table:formula="ooow:SUM(&lt;C2:C10&gt;)" office:value-type="float" office:value="6916">
            <text:p text:style-name="P13">6916</text:p>
          </table:table-cell>
        </table:table-row>
      </table:table>
      <text:p text:style-name="P2"/>
      <text:h text:style-name="P17" text:outline-level="1">Hardware depreciation costs</text:h>
      <text:p text:style-name="P4"><text:span text:style-name="T1">Our t</text:span><text:span text:style-name="T3">eam uses a computer similar in price to the following:</text:span></text:p>
      <text:p text:style-name="P16">Asus x550L: 728€ </text:p>
      <text:p text:style-name="P16">● Processor -&gt; Intel® Core™ i7 4510U Processor. </text:p>
      <text:p text:style-name="P16">● Operating System -&gt; Windows 8.1. </text:p>
      <text:p text:style-name="P16">● Memory -&gt; DDR3L 1600 MHz SDRAM. </text:p>
      <text:p text:style-name="P16">● Display -&gt; 15.6" 16:9 HD (1366x768). </text:p>
      <text:p text:style-name="P15">● Graphic -&gt; Integrated Intel® HD Graphics 4400.</text:p>
      <text:p text:style-name="P6"/>
      <text:p text:style-name="P4">Assuming a lifetime of 4 years, with 1980 hours per year of use, the depreciation cost for this project would be: <text:span text:style-name="T1">728 * (494 / (4*1980)) = 45.40€</text:span></text:p>
      <text:h text:style-name="P18" text:outline-level="1">Service costs</text:h>
      <text:p text:style-name="P5">All services used during development are free to use. In consequence the service costs are zero.</text:p>
      <text:h text:style-name="P18" text:outline-level="1">TOTAL: 6916 + 45.40 = 6961.40€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08:05:28.882438397</meta:creation-date>
    <dc:date>2018-09-13T19:33:45.650427921</dc:date>
    <meta:editing-duration>PT5M8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2" meta:paragraph-count="49" meta:word-count="159" meta:character-count="854" meta:non-whitespace-character-count="739"/>
  </office:meta>
</office:document-meta>
</file>